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dae" officeooo:paragraph-rsid="00065dae"/>
    </style:style>
    <style:style style:name="P2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P3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06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Different Ways to Set Tabs</text:p>
      <text:p text:style-name="Standard"/>
      <text:p text:style-name="Standard">The following examples demonstrate how to use our tab-handling features to generate rich, structured layouts with just a single template variable.</text:p>
      <text:p text:style-name="Standard"/>
      <text:p text:style-name="Standard"/>
      <text:p text:style-name="Heading 1"><text:span text:style-name="auto_f61bcd8e">addTabsWithTexts()</text:span></text:p>
      <text:p text:style-name="Standard">Use <text:span text:style-name="auto_adcd8802">addTabsWithTexts()</text:span> to insert multiple text blocks along a single line with defined tab stops. <text:span text:style-name="auto_f4440c60">Item A</text:span> is placed at <text:span text:style-name="auto_0d33967e">5.0 cm (left-aligned)</text:span>, and the price <text:span text:style-name="auto_f4440c60">€12.50</text:span> appears at 11.0 cm (right-aligned, light gray).</text:p>
      <text:p text:style-name="Standard">Here’s the basic structure:</text:p>
      <text:p text:style-name="Standard"/>
      <text:p text:style-name="Quotations"><text:span text:style-name="auto_b463ded1">$par1 = new Paragraph();</text:span></text:p>
      <text:p text:style-name="Standard"/>
      <text:p text:style-name="Quotations"><text:span text:style-name="auto_b463ded1">$tabStops = [ ['position' =&gt; 5.0, 'alignment' =&gt; 'left', 'text' =&gt; 'Item A', 'style' =&gt; ['bold' =&gt; true]], ['position' =&gt; 11.0, 'alignment' =&gt; 'right', 'text' =&gt; '€12.50', 'style' =&gt; ['color' =&gt; '#cfcfcf'], 'italic' =&gt; true],];</text:span></text:p>
      <text:p text:style-name="Standard"/>
      <text:p text:style-name="Quotations"><text:span text:style-name="auto_b463ded1">$par1-&gt;addTabsWithTexts($tabStops);</text:span></text:p>
      <text:p text:style-name="Standard"/>
      <text:p text:style-name="Standard"/>
      <text:p text:style-name="auto_243d6262"><text:tab/><text:span text:style-name="auto_f4440c60">Item A</text:span><text:tab/><text:span text:style-name="auto_30ed6bf8">€12.50</text:span></text:p>
      <text:p text:style-name="Standard"/>
      <text:p text:style-name="Standard"/>
      <text:p text:style-name="Heading 1"><text:span text:style-name="auto_f61bcd8e">addTabularLines()</text:span></text:p>
      <text:p text:style-name="Standard">The method <text:span text:style-name="auto_adcd8802">addTabularLines()</text:span> helps you render a structured table layout using tab stops. The first row typically serves as a styled header.</text:p>
      <text:p text:style-name="Standard"/>
      <text:p text:style-name="auto_243d6262"><text:tab/><text:span text:style-name="auto_85dfc5bc">Product</text:span><text:tab/><text:span text:style-name="auto_85dfc5bc">Price</text:span><text:line-break/><text:tab/>Widget<text:tab/>€9.99<text:line-break/><text:tab/>Gadget<text:tab/>€14.20</text:p>
      <text:p text:style-name="Standard"/>
      <text:p text:style-name="Standard"/>
      <text:p text:style-name="Heading 1"><text:span text:style-name="auto_f61bcd8e">addKeyValueLine()</text:span></text:p>
      <text:p text:style-name="Standard">Use <text:span text:style-name="auto_adcd8802">addKeyValueLine()</text:span> to insert a single line containing a key-value pair with optional formatting.</text:p>
      <text:p text:style-name="Standard"/>
      <text:p text:style-name="auto_03a9f2b3"><text:span text:style-name="auto_d04435cb">Subtotal</text:span><text:tab/><text:span text:style-name="auto_d04435cb">€24.19</text:span></text:p>
      <text:p text:style-name="Standard"/>
      <text:p text:style-name="Standard"/>
      <text:p text:style-name="Standard">In the end, we only used three template variables to generate this document:</text:p>
      <text:list text:style-name="Bullet_20_Symbol">
        <text:list-item>
          <text:p text:style-name="Bullet_20_Symbol">{{logo}} for the logo image</text:p>
        </text:list-item>
      </text:list>
      <text:list text:style-name="Bullet_20_Symbol">
        <text:list-item>
          <text:p text:style-name="Bullet_20_Symbol">WaltDietzney's ODT Template Engine — Enjoy! for the title paragraph</text:p>
        </text:list-item>
      </text:list>
      <text:list text:style-name="Bullet_20_Symbol">
        <text:list-item>
          <text:p text:style-name="Bullet_20_Symbol">{{tabular_block}} for all generated tabbed content</text:p>
        </text:list-item>
      </text:list>
      <text:p text:style-name="Standard"/>
      <text:p text:style-name="Standard"/>
      <text:p text:style-name="Standard"><text:span text:style-name="auto_79c9cc2b">We hope this gave you a great idea of how to use our ODT Template Engine!</text:span></text:p>
      <text:p text:style-name="Standard"/>
      <text:p text:style-name="Standard"/>
      <text:p text:style-name="Standard"/>
      <text:p text:style-name="Heading 2"><text:span text:style-name="auto_463d7113">Project Metadata</text:span></text:p>
      <text:p text:style-name="Standard"/>
      <text:p text:style-name="Standard"><text:span text:style-name="auto_f4440c60">Generated for: </text:span>Acme Corp.<text:line-break/><text:span text:style-name="auto_f4440c60">Project: </text:span>Invoice Generation Demo<text:line-break/><text:span text:style-name="auto_f4440c60">Version: </text:span>v1.2.0<text:line-break/><text:span text:style-name="auto_f4440c60">Author: </text:span>WaltDietzney<text:line-break/><text:span text:style-name="auto_f4440c60">Generated by: </text:span>ODT Template Engine (PHP)<text:line-break/><text:span text:style-name="auto_f4440c60">Created: </text:span>2025-04-27 20:3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f61bcd8e" style:family="text" style:parent-style-name="Standard">
      <style:text-properties style:text-underline-style="solid" style:text-underline-type="single" style:text-underline-width="auto"/>
    </style:style>
    <style:style style:name="auto_adcd8802" style:family="text" style:parent-style-name="Standard">
      <style:text-properties fo:font-style="italic" fo:color="#349beb"/>
    </style:style>
    <style:style style:name="auto_f4440c60" style:family="text" style:parent-style-name="Standard">
      <style:text-properties fo:font-weight="bold"/>
    </style:style>
    <style:style style:name="auto_0d33967e" style:family="text" style:parent-style-name="Standard">
      <style:text-properties fo:font-style="italic"/>
    </style:style>
    <style:style style:name="auto_b463ded1" style:family="text" style:parent-style-name="Standard">
      <style:text-properties fo:font-style="italic" fo:color="#349beb" fo:font-size="10pt"/>
    </style:style>
    <style:style style:name="auto_30ed6bf8" style:family="text" style:parent-style-name="Standard">
      <style:text-properties fo:color="#cfcfcf"/>
    </style:style>
    <style:style style:name="auto_85dfc5bc" style:family="text" style:parent-style-name="Standard">
      <style:text-properties fo:color="#0066cc"/>
    </style:style>
    <style:style style:name="auto_d04435cb" style:family="text" style:parent-style-name="Standard">
      <style:text-properties fo:font-weight="bold" fo:font-style="italic"/>
    </style:style>
    <style:style style:name="auto_79c9cc2b" style:family="text" style:parent-style-name="Standard">
      <style:text-properties fo:font-weight="bold" fo:font-size="24pt"/>
    </style:style>
    <style:style style:name="auto_463d7113" style:family="text" style:parent-style-name="Standard">
      <style:text-properties style:text-underline-style="solid" style:text-underline-type="single" style:text-underline-width="auto" fo:color="#333"/>
    </style:style>
    <style:style style:name="auto_243d6262" style:family="paragraph" style:parent-style-name="Standard" style:class="text">
      <style:paragraph-properties>
        <style:tab-stops>
          <style:tab-stop style:position="5cm" style:type="left"/>
          <style:tab-stop style:position="11cm" style:type="right"/>
        </style:tab-stops>
      </style:paragraph-properties>
    </style:style>
    <style:style style:name="auto_03a9f2b3" style:family="paragraph" style:parent-style-name="Standard" style:class="text">
      <style:paragraph-properties>
        <style:tab-stops>
          <style:tab-stop style:position="11cm" style:type="right"/>
        </style:tab-stops>
      </style:paragraph-properties>
    </style: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MP2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06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style:style style:name="auto_06940600" style:family="graphic" style:parent-style-name="Graphics">
      <style:graphic-properties style:wrap="none" svg:width="7cm"/>
    </style:style>
  </office:automatic-styles>
  <office:master-styles>
    <style:master-page style:name="Standard" style:page-layout-name="Mpm1" draw:style-name="Mdp1">
      <style:header>
        <text:p><draw:frame draw:name="logo" text:anchor-type="as-char" svg:width="2cm" svg:height="2cm" draw:z-index="0"><draw:image xlink:href="Pictures/WaltDietzney.png" xlink:type="simple" xlink:show="embed" xlink:actuate="onLoad"/></draw:frame></text:p>
        <text:p text:style-name="MP2">WaltDietzney's ODT Template Engine — Enjoy!</text:p>
      </style:header>
    </style:master-page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20:32:35+00:00</meta:creation-date>
    <dc:date>2025-04-27T20:32:35+00:00</dc:date>
    <meta:editing-duration>PT5M</meta:editing-duration>
    <meta:editing-cycles>1</meta:editing-cycles>
    <meta:generator>ODT Template Engine (PHP) - v1.0</meta:generator>
    <meta:document-statistic meta:table-count="0" meta:image-count="0" meta:object-count="0" meta:page-count="1" meta:paragraph-count="3" meta:word-count="3" meta:character-count="34" meta:non-whitespace-character-count="34"/>
    <dc:title>ODT Template Engine Demo Document</dc:title>
    <dc:subject>Demonstration of paragraph tab stops, tabular blocks and key-value rendering</dc:subject>
    <dc:description>This document was auto-generated using the WaltDietzney ODT Template Engine for PHP.</dc:description>
    <meta:keyword>ODT, template, PHP, tab stops, document automation</meta:keyword>
    <meta:initial-creator>Template Engine Example Script</meta:initial-creator>
    <dc:creator>WaltDietzney</dc:creator>
    <dc:language>en-US</dc:language>
  </office:meta>
</office:document-meta>
</file>